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29_2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29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J. J. Lyons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5630</text:p>
      <text:p text:style-name="P2">Date (derived from Gregorian calendar)<text:tab/>11 January 1870</text:p>
      <text:p text:style-name="P2">Month<text:tab/><text:tab/><text:tab/><text:tab/><text:tab/><text:tab/>January</text:p>
      <text:p text:style-name="P2">Year<text:tab/><text:tab/><text:tab/><text:tab/><text:tab/><text:tab/>1870</text:p>
      <text:p text:style-name="P2">Hebrew Date<text:tab/><text:tab/><text:tab/><text:tab/><text:tab/></text:p>
      <text:p text:style-name="P2">Undated</text:p>
      <text:p text:style-name="P2">City<text:tab/><text:tab/><text:tab/><text:tab/><text:tab/><text:tab/>New York</text:p>
      <text:p text:style-name="P2">State<text:tab/><text:tab/><text:tab/><text:tab/><text:tab/><text:tab/>New York 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3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A photocopy of the manuscript is also available in Box 19, FF 8.</text:p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2">[Page 1]</text:p>
      <text:p text:style-name="P4"><text:span text:style-name="T1">New York January 11</text:span><text:span text:style-name="T2">th</text:span><text:span text:style-name="T1"> 5630/</text:span></text:p>
      <text:p text:style-name="P2">Rev S Morais/</text:p>
      <text:p text:style-name="P2"><text:tab/>Respected Friend./</text:p>
      <text:p text:style-name="P2"><text:tab/><text:tab/>I have delayed writing to/ thank you for your ready response to my request until/ I could give you some account as to the result of the/ contest. <text:s/>Now let me say that I am exceedingly obliged/ to you for the warm espousal of the cause the advocates/ of which I am sorry to say are diminishing in number/ daily more and more. <text:s/>The Congregation assembled last/ evening to receive the report of their Committee. <text:s/>I addressed/ the meeting with a view of guiding its deliberations and/ decision on the subject of females in the Choir. <text:s/>I/ argued to prove it improper by the laws of the Bible/ and the Talmud and by the usage in all properly con-/ducted Portuguese Congregations as well as on the question/ of expediency, in as much as a choir of men and boys/ are as well adapted for devotional &amp; emotional singing/ as one including females. <text:s/>I alluded to your letter and/</text:p>
      <text:p text:style-name="P2"/>
      <text:p text:style-name="P2">[Page 2]</text:p>
      <text:p text:style-name="P2"><text:span text:style-name="T1">and to that Mr De Sola of Montreal to prove the innova-/tion a dangerous one. <text:s/>My address elicited the re-/marks of several. <text:s/>They do not deny that the laws/ of our sages are against the measure, but insist that/ </text:span><text:span text:style-name="T3">the spirit of the age</text:span><text:span text:style-name="T4"> demands their abrogation./ <text:s/>After a long and tedious debate of nearly three hours/ the votes were taken and the report was rejected/ by a majority, I am sorry to say, of only 8. <text:s/></text:span><text:soft-page-break/><text:span text:style-name="T4">This/ was the first legitimate chance the people had/ to ventilate their ideas on reform and they did/ not let it escape unimproved. <text:s/>I need scarcely/ say I am nervous and sick in consequence of of the/ excitement last night. <text:s/>I was bewildered and depressed/ being taken so unawares by men upon whose ad-/herence to conservation I had relied with every con-/fidence. <text:s/>The task will devolve on me to remodel/ and to improve the choir, but I realise[sic] fully its dif-/ficulty. <text:s/>Knowing as I do how strongly prepos-/sessed the people are in favor of the sensational/ how can I hope to gain their approval [?]/ success of the enterprize[sic] ever so evident. <text:s/>Excuse/ my annoying you with my troubles, but this/</text:span></text:p>
      <text:p text:style-name="P5"/>
      <text:p text:style-name="P5">[Page 3]</text:p>
      <text:p text:style-name="P5">being a matter in which we as Portuguese Hazanim/ are equally interested and therefore presuming/ on your sympathy I have given vent to my feelings./ <text:s/>Mrs Lyons desires to be kindly remembered/ to Mrs Morais in which I join with best wishes/ for your continued health and happiness, remaining/ with reiterated thanks./</text:p>
      <text:p text:style-name="P5"><text:tab/><text:tab/>Yours Very Respectfully/</text:p>
      <text:p text:style-name="P5"><text:tab/><text:tab/><text:tab/>J J Lyons/</text:p>
      <text:p text:style-name="P5"/>
      <text:p text:style-name="P5">P. S I have just seen our mutual friend/ Mr D Bennmo.[?] <text:s/>He has received your letter of condolence/ and highly appreciates your expressions of sympa/thy. <text:s/>You will be pleased to hear he was elected/ by the Congn. to supply the place in the Board/ of Trustees made vacant by the sad death of his/ [?] brother. <text:s/>It affords me pleasure to add he/ is perfectly [Hebrew] on the question of orthodox[?]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5-12T13:07:20</meta:creation-date>
    <dc:date>2012-03-21T13:36:26.01</dc:date>
    <dc:language>en-US</dc:language>
    <meta:editing-cycles>4</meta:editing-cycles>
    <meta:editing-duration>PT00H09M54S</meta:editing-duration>
    <dc:creator>Penn Libraries</dc:creator>
    <meta:document-statistic meta:table-count="0" meta:image-count="0" meta:object-count="0" meta:page-count="3" meta:paragraph-count="73" meta:word-count="689" meta:character-count="4166"/>
    <meta:user-defined meta:name="Info 1"/>
    <meta:user-defined meta:name="Info 2"/>
    <meta:user-defined meta:name="Info 3"/>
    <meta:user-defined meta:name="Info 4"/>
  </office:meta>
</office:document-meta>
</file>